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25-01-19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24-01-05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23-01-0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22-01-06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21-01-07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20-01-05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19-01-05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18-01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17-01-06 14:08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16-01-05 17:55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15-01-06 16:2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15-01-05 23:4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14-01-05 22:2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13-01-06 16:0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9100253001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